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SContentInterceptor.get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ContentInterceptor.run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JMSContentInterceptor.setParameters( Hashtable param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MSContentInterceptor.JMSContentInterce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MSContentInterceptor.queueMessage( String uri ,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MSContentInterceptor.getParameter( String name , String default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MSContentInterceptor.setNamespace( NamespaceAccessToken na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0">
            <text:p text:style-name="Table_20_Contents">0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JMSContentInterceptor.postStoreContent( SlideToken slideToken , NodeRevisionDescriptors revisions , NodeRevisionDescriptor revision , NodeRevisionContent cont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MSContentInterceptor.postRemoveContent( SlideToken slideToken , NodeRevisionDescriptors revisions , NodeRevisionDescriptor revis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